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style:font-name-asian="Liberation Sans"/>
    </style:style>
    <style:style style:name="P2" style:family="paragraph" style:parent-style-name="Text_20_body">
      <style:text-properties style:font-name="Liberation Sans" officeooo:paragraph-rsid="00a57c92" style:font-name-asian="Liberation Sans"/>
    </style:style>
    <style:style style:name="P3" style:family="paragraph" style:parent-style-name="Text_20_body">
      <style:text-properties style:font-name="Liberation Sans" officeooo:paragraph-rsid="00bb5c58" style:font-name-asian="Liberation Sans"/>
    </style:style>
    <style:style style:name="P4" style:family="paragraph" style:parent-style-name="Text_20_body">
      <style:text-properties style:font-name="Liberation Sans" officeooo:paragraph-rsid="00bdc24e" style:font-name-asian="Liberation Sans"/>
    </style:style>
    <style:style style:name="P5" style:family="paragraph" style:parent-style-name="Text_20_body">
      <style:text-properties style:font-name="Liberation Sans" officeooo:paragraph-rsid="00be0cf0" style:font-name-asian="Liberation Sans"/>
    </style:style>
    <style:style style:name="P6" style:family="paragraph" style:parent-style-name="Text_20_body">
      <style:text-properties style:font-name="Liberation Sans" officeooo:paragraph-rsid="00c7a3c9" style:font-name-asian="Liberation Sans"/>
    </style:style>
    <style:style style:name="P7" style:family="paragraph" style:parent-style-name="Text_20_body">
      <style:text-properties style:font-name="Liberation Sans" officeooo:paragraph-rsid="00c8dae8" style:font-name-asian="Liberation Sans"/>
    </style:style>
    <style:style style:name="P8" style:family="paragraph" style:parent-style-name="Text_20_body">
      <style:text-properties style:font-name="Liberation Sans" officeooo:paragraph-rsid="00d93aef" style:font-name-asian="Liberation Sans"/>
    </style:style>
    <style:style style:name="P9" style:family="paragraph" style:parent-style-name="Text_20_body">
      <style:text-properties officeooo:paragraph-rsid="006f3503"/>
    </style:style>
    <style:style style:name="P10" style:family="paragraph" style:parent-style-name="Text_20_body">
      <style:text-properties officeooo:paragraph-rsid="006f81c8"/>
    </style:style>
    <style:style style:name="P11" style:family="paragraph" style:parent-style-name="Text_20_body">
      <style:text-properties officeooo:paragraph-rsid="007dabb5"/>
    </style:style>
    <style:style style:name="P12" style:family="paragraph" style:parent-style-name="Text_20_body">
      <style:text-properties officeooo:paragraph-rsid="007dc387"/>
    </style:style>
    <style:style style:name="P13" style:family="paragraph" style:parent-style-name="Text_20_body">
      <style:text-properties officeooo:paragraph-rsid="0094b44a"/>
    </style:style>
    <style:style style:name="P14" style:family="paragraph" style:parent-style-name="Text_20_body">
      <style:text-properties officeooo:paragraph-rsid="009cf071"/>
    </style:style>
    <style:style style:name="P15" style:family="paragraph" style:parent-style-name="Text_20_body">
      <style:text-properties officeooo:paragraph-rsid="009e0947"/>
    </style:style>
    <style:style style:name="P16" style:family="paragraph" style:parent-style-name="Text_20_body">
      <style:text-properties officeooo:paragraph-rsid="00bf8e20"/>
    </style:style>
    <style:style style:name="P17" style:family="paragraph" style:parent-style-name="Text_20_body">
      <style:text-properties style:font-name="Liberation Sans" style:font-name-asian="Liberation Sans"/>
    </style:style>
    <style:style style:name="P18" style:family="paragraph" style:parent-style-name="Text_20_body">
      <style:text-properties style:font-name="Liberation Sans" officeooo:paragraph-rsid="009e0947" style:font-name-asian="Liberation Sans"/>
    </style:style>
    <style:style style:name="P19" style:family="paragraph" style:parent-style-name="Text_20_body">
      <style:text-properties style:font-name="Liberation Sans" officeooo:paragraph-rsid="009cf071" style:font-name-asian="Liberation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Liberation Sans"/>
    </style:style>
    <style:style style:name="T3" style:family="text">
      <style:text-properties style:font-name="Liberation Sans" officeooo:rsid="006f3503" style:font-name-asian="Liberation Sans"/>
    </style:style>
    <style:style style:name="T4" style:family="text">
      <style:text-properties style:font-name="Liberation Sans" officeooo:rsid="0077c2b8" style:font-name-asian="Liberation Sans"/>
    </style:style>
    <style:style style:name="T5" style:family="text">
      <style:text-properties style:font-name="Liberation Sans" officeooo:rsid="0090a2eb" style:font-name-asian="Liberation Sans"/>
    </style:style>
    <style:style style:name="T6" style:family="text">
      <style:text-properties style:font-name="Liberation Sans" fo:font-weight="bold" style:font-name-asian="Liberation Sans" style:font-weight-asian="bold" style:font-weight-complex="bold"/>
    </style:style>
    <style:style style:name="T7" style:family="text">
      <style:text-properties officeooo:rsid="00b090f1"/>
    </style:style>
    <style:style style:name="T8" style:family="text">
      <style:text-properties officeooo:rsid="00ccc700"/>
    </style:style>
    <style:style style:name="T9" style:family="text">
      <style:text-properties officeooo:rsid="00d5522b"/>
    </style:style>
    <style:style style:name="T10" style:family="text">
      <style:text-properties officeooo:rsid="00d6d7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Strong_20_Emphasis"><text:span text:style-name="T2">Ctrl + Q:</text:span></text:span><text:span text:style-name="T2"> 退出</text:span><text:span text:style-name="T3">整个Nautilus窗口</text:span></text:p>
      <text:p text:style-name="Text_20_body"><text:span text:style-name="Strong_20_Emphasis"><text:span text:style-name="T2">Ctrl + W:</text:span></text:span><text:span text:style-name="T2"> 关闭当前Nautilus窗口的一个Tab</text:span></text:p>
      <text:p text:style-name="P10"><text:span text:style-name="Strong_20_Emphasis"><text:span text:style-name="T2">Ctrl + N:</text:span></text:span><text:span text:style-name="T2"> 打开一个新的Nautilus窗口</text:span></text:p>
      <text:p text:style-name="Text_20_body"><text:span text:style-name="Strong_20_Emphasis"><text:span text:style-name="T2">Ctrl + T:</text:span></text:span><text:span text:style-name="T2"> 在当前Nautilus窗口打开一个新的Tab</text:span></text:p>
      <text:p text:style-name="Text_20_body"/>
      <text:p text:style-name="Text_20_body"><text:span text:style-name="Strong_20_Emphasis"><text:span text:style-name="T2">Ctrl + H:</text:span></text:span><text:span text:style-name="T2"> 切换隐藏文件（夹）显示状态</text:span></text:p>
      <text:p text:style-name="Text_20_body"><text:span text:style-name="Strong_20_Emphasis"><text:span text:style-name="T2">Ctrl + 1/2:</text:span></text:span><text:span text:style-name="T2"> 以列表方式或图</text:span><text:span text:style-name="T4">标</text:span><text:span text:style-name="T2">网格方式查看文件（夹）</text:span></text:p>
      <text:p text:style-name="P11"><text:span text:style-name="Strong_20_Emphasis"><text:span text:style-name="T2">Ctrl + Shift + N:</text:span></text:span><text:span text:style-name="T2"> 创建新文件夹</text:span></text:p>
      <text:p text:style-name="P1"/>
      <text:p text:style-name="P12"><text:span text:style-name="Strong_20_Emphasis"><text:span text:style-name="T2">Ctrl + Alt + L:</text:span></text:span><text:span text:style-name="T2"> 锁屏</text:span></text:p>
      <text:p text:style-name="P12"><text:span text:style-name="T6">Ctrl + Alt + T:</text:span><text:span text:style-name="T2"> 打开Terminal终端</text:span></text:p>
      <text:p text:style-name="Text_20_body"><text:span text:style-name="Strong_20_Emphasis"><text:span text:style-name="T2">Ctrl + Alt + D:</text:span></text:span><text:span text:style-name="T2"> 显示桌面或恢复打开的窗口</text:span></text:p>
      <text:p text:style-name="Text_20_body"/>
      <text:p text:style-name="Text_20_body"><text:span text:style-name="Strong_20_Emphasis"><text:span text:style-name="T2">Ctrl + Alt + F1:</text:span></text:span><text:span text:style-name="T2"> 切换到首个虚拟终端</text:span></text:p>
      <text:p text:style-name="Text_20_body"><text:span text:style-name="Strong_20_Emphasis"><text:span text:style-name="T2">Ctrl + Alt + F2/F3/F4/F5/F6:</text:span></text:span><text:span text:style-name="T2"> 切换到其它虚拟终端</text:span></text:p>
      <text:p text:style-name="Text_20_body"><text:span text:style-name="Strong_20_Emphasis"><text:span text:style-name="T2">Ctrl + Alt + F7:</text:span></text:span><text:span text:style-name="T2"> 切换到当前登录会话</text:span></text:p>
      <text:p text:style-name="Text_20_body"><text:tab/><text:tab/><text:tab/><text:tab/></text:p>
      <text:p text:style-name="P16"><text:span text:style-name="Strong_20_Emphasis"><text:span text:style-name="T2">Alt + Tab:</text:span></text:span><text:span text:style-name="T2"> 切换应用程序</text:span></text:p>
      <text:p text:style-name="P5"><text:span text:style-name="T1">Alt + `:</text:span><text:span text:style-name="T2"> 切换当前运行的应用程序窗口</text:span></text:p>
      <text:p text:style-name="P15"><text:span text:style-name="Strong_20_Emphasis"><text:span text:style-name="T2">Alt + Shift + Tab:</text:span></text:span><text:span text:style-name="T2"> 类似 Alt + Tab 进行窗口切换，切换顺序反向</text:span></text:p>
      <text:p text:style-name="P18"/>
      <text:p text:style-name="P3"><text:span text:style-name="T1">Alt:</text:span> 打开HUD。</text:p>
      <text:p text:style-name="P3"><text:span text:style-name="T1">Alt 常按:</text:span> 显示应用程序菜单。</text:p>
      <text:p text:style-name="Text_20_body"><text:span text:style-name="Strong_20_Emphasis"><text:span text:style-name="T2">Alt + F:</text:span></text:span><text:span text:style-name="T2"> 打开应用程序菜单</text:span></text:p>
      <text:p text:style-name="P2"><text:span text:style-name="T1">Alt + F1:</text:span><text:span text:style-name="T2"> 打开启动器键盘导航模式</text:span></text:p>
      <text:p text:style-name="Text_20_body"><text:span text:style-name="Strong_20_Emphasis"><text:span text:style-name="T2">Alt + F2:</text:span></text:span><text:span text:style-name="T2"> 打开运行应用的对话框</text:span></text:p>
      <text:p text:style-name="Text_20_body"><text:span text:style-name="Strong_20_Emphasis"><text:span text:style-name="T2">Alt + F</text:span></text:span><text:span text:style-name="Strong_20_Emphasis"><text:span text:style-name="T5">4</text:span></text:span><text:span text:style-name="Strong_20_Emphasis"><text:span text:style-name="T2">:</text:span></text:span><text:span text:style-name="T2"> 关闭当前窗口</text:span></text:p>
      <text:p text:style-name="P13"><text:span text:style-name="Strong_20_Emphasis"><text:span text:style-name="T2">Alt + F7:</text:span></text:span><text:span text:style-name="T2"> 计划移动窗体选项，可以使用键盘上的方向键来移动窗体</text:span></text:p>
      <text:p text:style-name="P13"><text:span text:style-name="Strong_20_Emphasis"><text:span text:style-name="T2">Alt + F8:</text:span></text:span><text:span text:style-name="T2"> 计划修改窗体大小选项 ，可以使用键盘上的方向键来更改当前窗体大小</text:span></text:p>
      <text:p text:style-name="P4"><text:span text:style-name="T1">Alt + F10:</text:span><text:span text:style-name="T2"> 打开指示器菜单。</text:span></text:p>
      <text:p text:style-name="Text_20_body"/>
      <text:p text:style-name="Text_20_body"><text:span text:style-name="Strong_20_Emphasis"><text:span text:style-name="T2">Alt + Up/Down Arrow:</text:span></text:span><text:span text:style-name="T2"> 移到父一级目录</text:span></text:p>
      <text:p text:style-name="Text_20_body"><text:span text:style-name="Strong_20_Emphasis"><text:span text:style-name="T2">Alt + Left/Right Arrow:</text:span></text:span><text:span text:style-name="T2"> Nautilus上的后退和前进</text:span></text:p>
      <text:p text:style-name="Text_20_body"><text:span text:style-name="Strong_20_Emphasis"><text:span text:style-name="T2">Alt + Home:</text:span></text:span><text:span text:style-name="T2"> 直接移到主目录</text:span></text:p>
      <text:p text:style-name="P14"><text:span text:style-name="Strong_20_Emphasis"><text:span text:style-name="T2">Alt + Enter:</text:span></text:span><text:span text:style-name="T2"> 显示所选文件（夹）的属性信息</text:span></text:p>
      <text:p text:style-name="P14"/>
      <text:p text:style-name="P19">下面是使用Super或者是称为Win的按键，一般在键盘左下角的Ctrl键与Alt键之间。</text:p>
      <text:p text:style-name="P1"><text:soft-page-break/></text:p>
      <text:p text:style-name="P1">Super 常按：打开启动器，显示快捷键。</text:p>
      <text:p text:style-name="P1">Super + Tab：通过启动器切换应用程序。</text:p>
      <text:p text:style-name="P1">Super + <text:span text:style-name="T7">1</text:span>到9：与点击启动器上的图标相同。</text:p>
      <text:p text:style-name="P1">Super + Shift + 1到9：在应用中打开一个新窗口。</text:p>
      <text:p text:style-name="P1">Super + T：打开回收站。</text:p>
      <text:p text:style-name="P1"/>
      <text:p text:style-name="P1">Super：打开Dash主页。</text:p>
      <text:p text:style-name="P1">Super + A：打开Dash应用栏目。</text:p>
      <text:p text:style-name="P6">Super + F：打开Dash文件栏目。</text:p>
      <text:p text:style-name="P6">Super + M：打开Dash音乐栏目。</text:p>
      <text:p text:style-name="P7">Super + C：打开Dash图片栏目。</text:p>
      <text:p text:style-name="P6">Super + V：打开Dash视频栏目。</text:p>
      <text:p text:style-name="P1">Ctrl + Tab：在栏目间切换。</text:p>
      <text:p text:style-name="P1"/>
      <text:p text:style-name="P1">Super <text:span text:style-name="T8">+ W：展开所有窗口。</text:span></text:p>
      <text:p text:style-name="P1">Ctrl + Super + Up：最大化当前窗口。</text:p>
      <text:p text:style-name="P1">Ctrl + Super + Down：还原或最小化当前窗口。</text:p>
      <text:p text:style-name="P1">Ctrl + Super + Left or Right：（左侧或右侧）半最大化当前窗口。</text:p>
      <text:p text:style-name="P1">Alt + Space：打开窗口通用访问菜单。</text:p>
      <text:p text:style-name="P1">Ctrl + Alt + Num<text:span text:style-name="T9">：将窗口放置在与数字相对应的位置。</text:span></text:p>
      <text:p text:style-name="P1">Alt + 鼠标左键 拖拽<text:span text:style-name="T10">：移动窗口。</text:span></text:p>
      <text:p text:style-name="P8">Alt + 鼠标中键 拖拽<text:span text:style-name="T10">：调整窗口大小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08-08T17:19:34</meta:creation-date>
    <meta:generator>LibreOffice/4.2.8.2$Linux_X86_64 LibreOffice_project/420m0$Build-2</meta:generator>
    <dc:date>2015-09-09T21:07:04.187467501</dc:date>
    <meta:editing-duration>PT5H10M14S</meta:editing-duration>
    <meta:editing-cycles>213</meta:editing-cycles>
    <meta:document-statistic meta:table-count="0" meta:image-count="0" meta:object-count="0" meta:page-count="2" meta:paragraph-count="51" meta:word-count="739" meta:character-count="1268" meta:non-whitespace-character-count="1106"/>
  </office:meta>
</office:document-meta>
</file>